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Member">
        <table:table-row>
          <table:table-cell office:value-type="string">
            <text:p>Name</text:p>
          </table:table-cell>
          <table:table-cell office:value-type="string">
            <text:p>Roll No.</text:p>
          </table:table-cell>
          <table:table-cell office:value-type="string">
            <text:p>Email ID</text:p>
          </table:table-cell>
          <table:table-cell office:value-type="string">
            <text:p>Slots</text:p>
          </table:table-cell>
          <table:table-cell office:value-type="string">
            <text:p>Fine</text:p>
          </table:table-cell>
        </table:table-row>
        <table:table-row>
          <table:table-cell office:value-type="string">
            <text:p>Asitava Sarkar</text:p>
          </table:table-cell>
          <table:table-cell office:value-type="string">
            <text:p>150160</text:p>
          </table:table-cell>
          <table:table-cell office:value-type="string">
            <text:p>asitava@iitk.ac.in</text:p>
          </table:table-cell>
          <table:table-cell office:value-type="string">
            <text:p>1</text:p>
          </table:table-cell>
          <table:table-cell office:value="1" office:value-type="float">
            <text:p>1</text:p>
          </table:table-cell>
        </table:table-row>
        <table:table-row>
          <table:table-cell office:value-type="string">
            <text:p>Varad Paliwal</text:p>
          </table:table-cell>
          <table:table-cell office:value-type="string">
            <text:p>14787</text:p>
          </table:table-cell>
          <table:table-cell office:value-type="string">
            <text:p>varad@iitk.ac.in</text:p>
          </table:table-cell>
          <table:table-cell office:value-type="string">
            <text:p>5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shwin Verma</text:p>
          </table:table-cell>
          <table:table-cell office:value-type="string">
            <text:p>13807166</text:p>
          </table:table-cell>
          <table:table-cell office:value-type="string">
            <text:p>ashwinv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uja Kumari</text:p>
          </table:table-cell>
          <table:table-cell office:value-type="string">
            <text:p>12817521</text:p>
          </table:table-cell>
          <table:table-cell office:value-type="string">
            <text:p>puja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usmitha</text:p>
          </table:table-cell>
          <table:table-cell office:value-type="string">
            <text:p>12817744</text:p>
          </table:table-cell>
          <table:table-cell office:value-type="string">
            <text:p>susmith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udhir Kumar</text:p>
          </table:table-cell>
          <table:table-cell office:value-type="string">
            <text:p>14716</text:p>
          </table:table-cell>
          <table:table-cell office:value-type="string">
            <text:p>sudhirk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Krishnaprasad P</text:p>
          </table:table-cell>
          <table:table-cell office:value-type="string">
            <text:p>15111021</text:p>
          </table:table-cell>
          <table:table-cell office:value-type="string">
            <text:p>krishnap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manisha Das</text:p>
          </table:table-cell>
          <table:table-cell office:value-type="string">
            <text:p>14076</text:p>
          </table:table-cell>
          <table:table-cell office:value-type="string">
            <text:p>amanish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Natasha Singh</text:p>
          </table:table-cell>
          <table:table-cell office:value-type="string">
            <text:p>14414</text:p>
          </table:table-cell>
          <table:table-cell office:value-type="string">
            <text:p>natash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ivani Srivastava</text:p>
          </table:table-cell>
          <table:table-cell office:value-type="string">
            <text:p>14657</text:p>
          </table:table-cell>
          <table:table-cell office:value-type="string">
            <text:p>sshivani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Ram Sash Ramnaresh</text:p>
          </table:table-cell>
          <table:table-cell office:value-type="string">
            <text:p>150563</text:p>
          </table:table-cell>
          <table:table-cell office:value-type="string">
            <text:p>sash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irsopratim</text:p>
          </table:table-cell>
          <table:table-cell office:value-type="string">
            <text:p>14648</text:p>
          </table:table-cell>
          <table:table-cell office:value-type="string">
            <text:p>shirso</text:p>
          </table:table-cell>
          <table:table-cell office:value-type="string">
            <text:p>4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Ranjeet Singh Rajput</text:p>
          </table:table-cell>
          <table:table-cell office:value-type="string">
            <text:p>16114267</text:p>
          </table:table-cell>
          <table:table-cell office:value-type="string">
            <text:p>ranjee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anish Markand Kapgate</text:p>
          </table:table-cell>
          <table:table-cell office:value-type="string">
            <text:p>13382</text:p>
          </table:table-cell>
          <table:table-cell office:value-type="string">
            <text:p>manishmk@IITK.AC.IN</text:p>
          </table:table-cell>
          <table:table-cell office:value-type="string">
            <text:p>3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UGUSTYA SUDARSHAN SHRIVASTAVA</text:p>
          </table:table-cell>
          <table:table-cell office:value-type="string">
            <text:p>160172</text:p>
          </table:table-cell>
          <table:table-cell office:value-type="string">
            <text:p>bronzets@iitk.ac.in</text:p>
          </table:table-cell>
          <table:table-cell office:value-type="string">
            <text:p>3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inod Bhojwani</text:p>
          </table:table-cell>
          <table:table-cell office:value-type="string">
            <text:p>13797</text:p>
          </table:table-cell>
          <table:table-cell office:value-type="string">
            <text:p>bhojwani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Dipti Singhal</text:p>
          </table:table-cell>
          <table:table-cell office:value-type="string">
            <text:p>13257</text:p>
          </table:table-cell>
          <table:table-cell office:value-type="string">
            <text:p>dipti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rakhar Jawre</text:p>
          </table:table-cell>
          <table:table-cell office:value-type="string">
            <text:p>13807484</text:p>
          </table:table-cell>
          <table:table-cell office:value-type="string">
            <text:p>jprakhar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Ninad Khargonkar</text:p>
          </table:table-cell>
          <table:table-cell office:value-type="string">
            <text:p>13348</text:p>
          </table:table-cell>
          <table:table-cell office:value-type="string">
            <text:p>ninadk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rpan Agarwal</text:p>
          </table:table-cell>
          <table:table-cell office:value-type="string">
            <text:p>13145</text:p>
          </table:table-cell>
          <table:table-cell office:value-type="string">
            <text:p>arpang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Utkarsh Agarwal</text:p>
          </table:table-cell>
          <table:table-cell office:value-type="string">
            <text:p>13754</text:p>
          </table:table-cell>
          <table:table-cell office:value-type="string">
            <text:p>utkarsha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anu Kumar</text:p>
          </table:table-cell>
          <table:table-cell office:value-type="string">
            <text:p>150659</text:p>
          </table:table-cell>
          <table:table-cell office:value-type="string">
            <text:p>sshanu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im Wani</text:p>
          </table:table-cell>
          <table:table-cell office:value-type="string">
            <text:p>160609</text:p>
          </table:table-cell>
          <table:table-cell office:value-type="string">
            <text:p>saim@iitk.ac.in</text:p>
          </table:table-cell>
          <table:table-cell office:value-type="string">
            <text:p>3; Donated 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Divya</text:p>
          </table:table-cell>
          <table:table-cell office:value-type="string">
            <text:p>10106066</text:p>
          </table:table-cell>
          <table:table-cell office:value-type="string">
            <text:p>divy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aniratnam Mandal</text:p>
          </table:table-cell>
          <table:table-cell office:value-type="string">
            <text:p>14365</text:p>
          </table:table-cell>
          <table:table-cell office:value-type="string">
            <text:p>mandal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ineet Kumar</text:p>
          </table:table-cell>
          <table:table-cell office:value-type="string">
            <text:p>14806</text:p>
          </table:table-cell>
          <table:table-cell office:value-type="string">
            <text:p>vineetk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ditya Bansal</text:p>
          </table:table-cell>
          <table:table-cell office:value-type="string">
            <text:p>160045</text:p>
          </table:table-cell>
          <table:table-cell office:value-type="string">
            <text:p>baditya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andana Gautam</text:p>
          </table:table-cell>
          <table:table-cell office:value-type="string">
            <text:p>13767</text:p>
          </table:table-cell>
          <table:table-cell office:value-type="string">
            <text:p>vandanag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khilesh Kumar</text:p>
          </table:table-cell>
          <table:table-cell office:value-type="string">
            <text:p>14053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andeep Singh</text:p>
          </table:table-cell>
          <table:table-cell office:value-type="string">
            <text:p>14363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rthak Verma</text:p>
          </table:table-cell>
          <table:table-cell office:value-type="string">
            <text:p>150641</text:p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Harsh Khoont</text:p>
          </table:table-cell>
          <table:table-cell office:value-type="string">
            <text:p>13291</text:p>
          </table:table-cell>
          <table:table-cell office:value-type="string">
            <text:p>hkhoon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Meet Rajvanshi</text:p>
          </table:table-cell>
          <table:table-cell office:value-type="string">
            <text:p>150401</text:p>
          </table:table-cell>
          <table:table-cell office:value-type="string">
            <text:p>meetraj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ratyush Garg</text:p>
          </table:table-cell>
          <table:table-cell office:value-type="string">
            <text:p>150521</text:p>
          </table:table-cell>
          <table:table-cell office:value-type="string">
            <text:p>pratyush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RAVEEN SINGH RAGHUVANSHI</text:p>
          </table:table-cell>
          <table:table-cell office:value-type="string">
            <text:p>13807504</text:p>
          </table:table-cell>
          <table:table-cell office:value-type="string">
            <text:p>psraghu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KSHAY MAMDAPURE</text:p>
          </table:table-cell>
          <table:table-cell office:value-type="string">
            <text:p>15117003</text:p>
          </table:table-cell>
          <table:table-cell office:value-type="string">
            <text:p>mamdapur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rohit gupta</text:p>
          </table:table-cell>
          <table:table-cell office:value-type="string">
            <text:p>14567</text:p>
          </table:table-cell>
          <table:table-cell office:value-type="string">
            <text:p>rohitd@iitk.ac.in</text:p>
          </table:table-cell>
          <table:table-cell office:value-type="string">
            <text:p>5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uneet Randar</text:p>
          </table:table-cell>
          <table:table-cell office:value-type="string">
            <text:p>150539</text:p>
          </table:table-cell>
          <table:table-cell office:value-type="string">
            <text:p>rpunee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Telma Cyriac</text:p>
          </table:table-cell>
          <table:table-cell office:value-type="string">
            <text:p>16104093</text:p>
          </table:table-cell>
          <table:table-cell office:value-type="string">
            <text:p>telmacy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arvathy T</text:p>
          </table:table-cell>
          <table:table-cell office:value-type="string">
            <text:p>16114021</text:p>
          </table:table-cell>
          <table:table-cell office:value-type="string">
            <text:p>parvathy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mit Chaudhary</text:p>
          </table:table-cell>
          <table:table-cell office:value-type="string">
            <text:p>160696</text:p>
          </table:table-cell>
          <table:table-cell office:value-type="string">
            <text:p>smi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ubham Gupta</text:p>
          </table:table-cell>
          <table:table-cell office:value-type="string">
            <text:p>13679</text:p>
          </table:table-cell>
          <table:table-cell office:value-type="string">
            <text:p>shgupta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kshat Agarwal</text:p>
          </table:table-cell>
          <table:table-cell office:value-type="string">
            <text:p>13068</text:p>
          </table:table-cell>
          <table:table-cell office:value-type="string">
            <text:p>agakshat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edant Choudhary</text:p>
          </table:table-cell>
          <table:table-cell office:value-type="string">
            <text:p>150796</text:p>
          </table:table-cell>
          <table:table-cell office:value-type="string">
            <text:p>vedantch@iitk.ac.in</text:p>
          </table:table-cell>
          <table:table-cell office:value-type="string">
            <text:p>`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Krupal Patel</text:p>
          </table:table-cell>
          <table:table-cell office:value-type="string">
            <text:p>15105408</text:p>
          </table:table-cell>
          <table:table-cell office:value-type="string">
            <text:p>krupal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Praharsh Suryadevara</text:p>
          </table:table-cell>
          <table:table-cell office:value-type="string">
            <text:p>12817490</text:p>
          </table:table-cell>
          <table:table-cell office:value-type="string">
            <text:p>praharsh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nushka Jha</text:p>
          </table:table-cell>
          <table:table-cell office:value-type="string">
            <text:p>12807149</text:p>
          </table:table-cell>
          <table:table-cell office:value-type="string">
            <text:p>anushka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Devendra</text:p>
          </table:table-cell>
          <table:table-cell office:value-type="string">
            <text:p>13242</text:p>
          </table:table-cell>
          <table:table-cell office:value-type="string">
            <text:p>devend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nshul goel</text:p>
          </table:table-cell>
          <table:table-cell office:value-type="string">
            <text:p>150110</text:p>
          </table:table-cell>
          <table:table-cell office:value-type="string">
            <text:p>ganshul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ashikant saini</text:p>
          </table:table-cell>
          <table:table-cell office:value-type="string">
            <text:p>13626</text:p>
          </table:table-cell>
          <table:table-cell office:value-type="string">
            <text:p>sashis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SHABAZ BELIM</text:p>
          </table:table-cell>
          <table:table-cell office:value-type="string">
            <text:p>13638</text:p>
          </table:table-cell>
          <table:table-cell office:value-type="string">
            <text:p>shabelim@iitk.ac.in</text:p>
          </table:table-cell>
          <table:table-cell office:value-type="string">
            <text:p>3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Abhishek Dang</text:p>
          </table:table-cell>
          <table:table-cell office:value-type="string">
            <text:p>14111261</text:p>
          </table:table-cell>
          <table:table-cell office:value-type="string">
            <text:p>ahdang@iitk.ac.in</text:p>
          </table:table-cell>
          <table:table-cell office:value-type="string">
            <text:p>2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Garima Gaur</text:p>
          </table:table-cell>
          <table:table-cell office:value-type="string">
            <text:p>13111162</text:p>
          </table:table-cell>
          <table:table-cell office:value-type="string">
            <text:p>garimag@iitk.ac.in</text:p>
          </table:table-cell>
          <table:table-cell office:value-type="string">
            <text:p>1</text:p>
          </table:table-cell>
          <table:table-cell office:value="14" office:value-type="float">
            <text:p>14</text:p>
          </table:table-cell>
        </table:table-row>
        <table:table-row>
          <table:table-cell office:value-type="string">
            <text:p>Shashwat_sj</text:p>
          </table:table-cell>
          <table:table-cell office:value-type="string">
            <text:p>150667</text:p>
          </table:table-cell>
          <table:table-cell office:value-type="string">
            <text:p>ssjamwal@iitk.ac.in</text:p>
          </table:table-cell>
          <table:table-cell office:value-type="string">
            <text:p>1</text:p>
          </table:table-cell>
          <table:table-cell office:value="0" office:value-type="float">
            <text:p/>
          </table:table-cell>
        </table:table-row>
        <table:table-row>
          <table:table-cell office:value-type="string">
            <text:p>Varun</text:p>
          </table:table-cell>
          <table:table-cell office:value-type="string">
            <text:p>150791</text:p>
          </table:table-cell>
          <table:table-cell office:value-type="string">
            <text:p>bakc</text:p>
          </table:table-cell>
          <table:table-cell office:value-type="string">
            <text:p>bkbknk</text:p>
          </table:table-cell>
          <table:table-cell office:value="0" office:value-type="float">
            <text:p/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4</meta:generator>
  </office:meta>
</office:document-meta>
</file>